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fo:font-size="60pt" fo:font-weight="bold" officeooo:rsid="15ad630e" officeooo:paragraph-rsid="15ad630e" style:font-size-asian="60pt" style:font-weight-asian="bold" style:font-size-complex="6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officeooo:rsid="15ad630e" officeooo:paragraph-rsid="15ad630e" style:font-size-asian="22pt" style:font-size-complex="22pt"/>
    </style:style>
    <style:style style:name="P11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2" style:family="paragraph" style:parent-style-name="Text_20_body">
      <style:text-properties style:text-line-through-style="solid" style:text-line-through-type="single" officeooo:rsid="15ad630e" officeooo:paragraph-rsid="15ad630e"/>
    </style:style>
    <style:style style:name="P13" style:family="paragraph" style:parent-style-name="Text_20_body">
      <style:text-properties style:text-line-through-style="solid" style:text-line-through-type="single" officeooo:rsid="15af3f4a" officeooo:paragraph-rsid="15af3f4a"/>
    </style:style>
    <style:style style:name="P14" style:family="paragraph" style:parent-style-name="Text_20_body">
      <style:text-properties style:text-line-through-style="solid" style:text-line-through-type="single" officeooo:rsid="15b132d3" officeooo:paragraph-rsid="15b132d3"/>
    </style:style>
    <style:style style:name="P15" style:family="paragraph" style:parent-style-name="Text_20_body" style:list-style-name="L52">
      <style:text-properties style:text-line-through-style="solid" style:text-line-through-type="single" officeooo:rsid="15b132d3" officeooo:paragraph-rsid="15b132d3"/>
    </style:style>
    <style:style style:name="P16" style:family="paragraph" style:parent-style-name="Text_20_body">
      <style:text-properties style:text-line-through-style="solid" style:text-line-through-type="single" officeooo:rsid="15b402ac" officeooo:paragraph-rsid="15b402ac"/>
    </style:style>
    <style:style style:name="P17" style:family="paragraph" style:parent-style-name="Text_20_body" style:list-style-name="L53">
      <style:text-properties style:text-line-through-style="solid" style:text-line-through-type="single" officeooo:rsid="15b5fa3f" officeooo:paragraph-rsid="15b402ac"/>
    </style:style>
    <style:style style:name="P18" style:family="paragraph" style:parent-style-name="Text_20_body">
      <style:text-properties officeooo:rsid="15b27a6f" officeooo:paragraph-rsid="15b27a6f"/>
    </style:style>
    <style:style style:name="P19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15af3f4a"/>
    </style:style>
    <style:style style:name="T3" style:family="text">
      <style:text-properties officeooo:rsid="15ad630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Text_20_body"/>
      <text:p text:style-name="Text_20_body"/>
      <text:p text:style-name="P9">Dračák</text:p>
      <text:p text:style-name="P2"/>
      <text:p text:style-name="P2"/>
      <text:p text:style-name="P10">podle staré školy</text:p>
      <text:p text:style-name="P3"/>
      <text:p text:style-name="P4">Poznámky k <text:span text:style-name="T3">outdoor sandbox-like settingu</text:span></text:p>
      <text:p text:style-name="P3"/>
      <text:p text:style-name="P3"/>
      <text:p text:style-name="P3"/>
      <text:p text:style-name="P3"/>
      <text:p text:style-name="P5"/>
      <text:p text:style-name="P1"/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"><text:a xlink:type="simple" xlink:href="#__RefHeading___Toc241_443151022" text:style-name="Internet_20_link" text:visited-style-name="Internet_20_link">Poznámky k první session</text:a><text:tab/>2</text:p>
          <text:p text:style-name="P8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9" text:outline-level="1">TODO</text:h>
      <text:p text:style-name="P18">(Jako obvyke – rewards first.)</text:p>
      <text:p text:style-name="P12"><text:span text:style-name="T2">TODO: </text:span><text:span text:style-name="T1">Zvířata (karty) na morfování pro druida </text:span><text:span text:style-name="T2">(v podstatě reward)</text:span><text:span text:style-name="T1">.</text:span></text:p>
      <text:p text:style-name="P13"><text:span text:style-name="T1">TODO: Random encountery při cestování divočinou.</text:span></text:p>
      <text:p text:style-name="P14"><text:span text:style-name="T1">TODO: Magic item shop.</text:span></text:p>
      <text:list xml:id="list2176464957" text:style-name="L52">
        <text:list-item>
          <text:p text:style-name="P15"><text:span text:style-name="T1">Nějakej wizzard, kterej bude prodávat svitky s kouzly.</text:span></text:p>
        </text:list-item>
      </text:list>
      <text:p text:style-name="P16"><text:span text:style-name="T1">IDEA: Že by už byl artefaktovej meč ve hře?</text:span></text:p>
      <text:list xml:id="list3859458411" text:style-name="L53">
        <text:list-item>
          <text:p text:style-name="P17"><text:span text:style-name="T1">Asi proč ne, Zejád by mohl mít sen. Jestli teda budou v průběhu dungeonu vůbec potřebovat spát.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27T00:17:33.037000000</dc:date>
    <meta:print-date>2113-01-01T00:00:00</meta:print-date>
    <meta:editing-cycles>10519</meta:editing-cycles>
    <meta:editing-duration>P32DT8H53M46S</meta:editing-duration>
    <meta:generator>LibreOffice/6.0.5.2$Windows_X86_64 LibreOffice_project/54c8cbb85f300ac59db32fe8a675ff7683cd5a16</meta:generator>
    <meta:document-statistic meta:table-count="0" meta:image-count="0" meta:object-count="0" meta:page-count="3" meta:paragraph-count="15" meta:word-count="79" meta:character-count="472" meta:non-whitespace-character-count="409"/>
  </office:meta>
</office:document-meta>
</file>